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top="0.014cm" fo:margin-bottom="0cm" style:contextual-spacing="false"/>
      <style:text-properties officeooo:paragraph-rsid="001b00de"/>
    </style:style>
    <style:style style:name="P2" style:family="paragraph" style:parent-style-name="Standard" style:master-page-name="Standard">
      <style:paragraph-properties fo:margin-left="0.199cm" fo:margin-top="0.168cm" fo:margin-bottom="0cm" style:contextual-spacing="false" style:page-number="auto"/>
      <style:text-properties style:font-name="Arial" fo:font-size="11pt" fo:letter-spacing="-0.009cm" fo:font-weight="bold" officeooo:paragraph-rsid="001b00de"/>
    </style:style>
    <style:style style:name="P3" style:family="paragraph" style:parent-style-name="Standard">
      <style:paragraph-properties fo:margin-left="0.199cm" fo:margin-top="0.168cm" fo:margin-bottom="0cm" style:contextual-spacing="false"/>
      <style:text-properties style:font-name="Arial" fo:font-size="11pt" fo:letter-spacing="-0.009cm" fo:font-weight="bold" officeooo:paragraph-rsid="001b00de"/>
    </style:style>
    <style:style style:name="P4" style:family="paragraph" style:parent-style-name="Standard">
      <style:paragraph-properties fo:margin-left="0.199cm"/>
      <style:text-properties style:font-name="Arial" fo:font-size="11pt" fo:letter-spacing="-0.009cm" fo:font-weight="bold" officeooo:paragraph-rsid="001b00de"/>
    </style:style>
    <style:style style:name="P5" style:family="paragraph" style:parent-style-name="Standard">
      <style:paragraph-properties fo:margin-left="0.199cm" fo:margin-top="0.002cm" fo:margin-bottom="0cm" style:contextual-spacing="false"/>
      <style:text-properties style:font-name="Arial" fo:font-size="11pt" fo:letter-spacing="-0.009cm" fo:font-weight="bold" officeooo:paragraph-rsid="001b00de"/>
    </style:style>
    <style:style style:name="P6" style:family="paragraph" style:parent-style-name="Standard">
      <style:paragraph-properties fo:margin-left="0.199cm" fo:margin-top="0.012cm" fo:margin-bottom="0cm" style:contextual-spacing="false"/>
      <style:text-properties style:font-name="Arial" fo:font-size="11pt" fo:letter-spacing="-0.004cm" fo:font-weight="bold" officeooo:paragraph-rsid="001b00de"/>
    </style:style>
    <style:style style:name="P7" style:family="paragraph" style:parent-style-name="Standard">
      <style:paragraph-properties fo:margin-left="0.199cm" fo:margin-top="0.032cm" fo:margin-bottom="0cm" style:contextual-spacing="false" fo:line-height="95%"/>
      <style:text-properties style:font-name="Arial" fo:font-size="11pt" officeooo:paragraph-rsid="001b00de"/>
    </style:style>
    <style:style style:name="P8" style:family="paragraph" style:parent-style-name="Standard">
      <style:paragraph-properties fo:margin-left="0.199cm" fo:margin-top="0.03cm" fo:margin-bottom="0cm" style:contextual-spacing="false" fo:line-height="95%"/>
      <style:text-properties style:font-name="Arial" fo:font-size="11pt" officeooo:paragraph-rsid="001b00de"/>
    </style:style>
    <style:style style:name="P9" style:family="paragraph" style:parent-style-name="Standard">
      <style:paragraph-properties fo:margin-left="0.199cm" fo:margin-right="0.155cm" fo:margin-top="0.032cm" fo:margin-bottom="0cm" style:contextual-spacing="false" fo:line-height="95%"/>
      <style:text-properties style:font-name="Arial" fo:font-size="11pt" officeooo:paragraph-rsid="001b00de"/>
    </style:style>
    <style:style style:name="P10" style:family="paragraph" style:parent-style-name="Standard">
      <style:paragraph-properties fo:margin-left="0.199cm" fo:margin-right="0.275cm" fo:margin-top="0.03cm" fo:margin-bottom="0cm" style:contextual-spacing="false" fo:line-height="95%"/>
      <style:text-properties style:font-name="Arial" fo:font-size="11pt" officeooo:paragraph-rsid="001b00de"/>
    </style:style>
    <style:style style:name="P11" style:family="paragraph" style:parent-style-name="Standard" style:list-style-name="L1">
      <style:paragraph-properties fo:margin-left="1.27cm" fo:line-height="0.425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Arial" fo:font-size="11pt" officeooo:paragraph-rsid="001b00de"/>
    </style:style>
    <style:style style:name="P12" style:family="paragraph" style:parent-style-name="Standard" style:list-style-name="L1">
      <style:paragraph-properties fo:margin-left="1.27cm" fo:line-height="0.476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Arial" fo:font-size="11pt" officeooo:rsid="00163f62" officeooo:paragraph-rsid="001b00de"/>
    </style:style>
    <style:style style:name="P13" style:family="paragraph" style:parent-style-name="Standard" style:list-style-name="L1">
      <style:paragraph-properties fo:margin-left="1.27cm" fo:line-height="0.476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style:font-name="Arial" fo:font-size="11pt" officeooo:rsid="00163f62" officeooo:paragraph-rsid="001b00de"/>
    </style:style>
    <style:style style:name="P14" style:family="paragraph" style:parent-style-name="Standard" style:list-style-name="L1">
      <style:paragraph-properties fo:margin-left="1.27cm" fo:line-height="0.425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Arial" fo:font-size="11pt" officeooo:rsid="00163f62" officeooo:paragraph-rsid="001b00de"/>
    </style:style>
    <style:style style:name="P15" style:family="paragraph" style:parent-style-name="Standard">
      <style:paragraph-properties fo:margin-left="0.199cm" fo:margin-top="0.012cm" fo:margin-bottom="0cm" style:contextual-spacing="false" fo:line-height="0.393cm"/>
      <style:text-properties style:font-name="Arial" fo:font-size="11pt" officeooo:paragraph-rsid="001b00de"/>
    </style:style>
    <style:style style:name="P16" style:family="paragraph" style:parent-style-name="Standard" style:list-style-name="L1">
      <style:paragraph-properties fo:margin-left="1.27cm" fo:line-height="0.423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Arial" fo:font-size="11pt" officeooo:paragraph-rsid="001b00de"/>
    </style:style>
    <style:style style:name="P17" style:family="paragraph" style:parent-style-name="Standard" style:list-style-name="L1">
      <style:paragraph-properties fo:margin-left="1.27cm" fo:line-height="0.476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Arial" fo:font-size="11pt" officeooo:paragraph-rsid="001b00de"/>
    </style:style>
    <style:style style:name="P18" style:family="paragraph" style:parent-style-name="Standard">
      <style:paragraph-properties fo:margin-left="1.27cm" fo:line-height="0.476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Arial" fo:font-size="11pt" officeooo:paragraph-rsid="001b00de"/>
    </style:style>
    <style:style style:name="P19" style:family="paragraph" style:parent-style-name="Standard">
      <style:paragraph-properties fo:margin-top="0.025cm" fo:margin-bottom="0cm" style:contextual-spacing="false"/>
      <style:text-properties style:font-name="Arial" fo:font-size="11pt" officeooo:paragraph-rsid="001b00de"/>
    </style:style>
    <style:style style:name="P20" style:family="paragraph" style:parent-style-name="Standard">
      <style:paragraph-properties fo:margin-left="0.199cm"/>
      <style:text-properties style:font-name="Arial" fo:font-size="11pt" officeooo:paragraph-rsid="001b00de"/>
    </style:style>
    <style:style style:name="P21" style:family="paragraph" style:parent-style-name="Standard">
      <style:paragraph-properties fo:margin-left="0.199cm" fo:margin-top="0.012cm" fo:margin-bottom="0cm" style:contextual-spacing="false"/>
      <style:text-properties style:font-name="Arial" fo:font-size="11pt" officeooo:paragraph-rsid="001b00de"/>
    </style:style>
    <style:style style:name="P22" style:family="paragraph" style:parent-style-name="Standard">
      <style:paragraph-properties fo:margin-left="0.199cm" fo:margin-top="0.016cm" fo:margin-bottom="0cm" style:contextual-spacing="false"/>
      <style:text-properties style:font-name="Arial" fo:font-size="11pt" officeooo:paragraph-rsid="001b00de"/>
    </style:style>
    <style:style style:name="P23" style:family="paragraph" style:parent-style-name="Standard">
      <style:paragraph-properties fo:margin-left="0.199cm" fo:margin-top="0.002cm" fo:margin-bottom="0cm" style:contextual-spacing="false"/>
      <style:text-properties style:font-name="Arial" fo:font-size="11pt" officeooo:paragraph-rsid="001b00de"/>
    </style:style>
    <style:style style:name="P24" style:family="paragraph" style:parent-style-name="Standard">
      <style:paragraph-properties fo:margin-left="0.199cm" fo:margin-top="0.014cm" fo:margin-bottom="0cm" style:contextual-spacing="false"/>
      <style:text-properties style:font-name="Arial" fo:font-size="11pt" officeooo:paragraph-rsid="001b00de"/>
    </style:style>
    <style:style style:name="P25" style:family="paragraph" style:parent-style-name="Standard">
      <style:paragraph-properties fo:margin-top="0.39cm" fo:margin-bottom="0cm" style:contextual-spacing="false"/>
      <style:text-properties style:font-name="Arial" fo:font-size="11pt" officeooo:paragraph-rsid="001b00de"/>
    </style:style>
    <style:style style:name="P26" style:family="paragraph" style:parent-style-name="Standard">
      <style:paragraph-properties fo:margin-top="0.411cm" fo:margin-bottom="0cm" style:contextual-spacing="false"/>
      <style:text-properties style:font-name="Arial" fo:font-size="11pt" officeooo:paragraph-rsid="001b00de"/>
    </style:style>
    <style:style style:name="P27" style:family="paragraph" style:parent-style-name="Standard">
      <style:paragraph-properties fo:margin-top="0.415cm" fo:margin-bottom="0cm" style:contextual-spacing="false"/>
      <style:text-properties style:font-name="Arial" fo:font-size="11pt" officeooo:paragraph-rsid="001b00de"/>
    </style:style>
    <style:style style:name="P28" style:family="paragraph" style:parent-style-name="Standard">
      <style:paragraph-properties fo:margin-top="0.023cm" fo:margin-bottom="0cm" style:contextual-spacing="false"/>
      <style:text-properties style:font-name="Arial" fo:font-size="11pt" officeooo:paragraph-rsid="001b00de"/>
    </style:style>
    <style:style style:name="P29" style:family="paragraph" style:parent-style-name="Text_20_body">
      <style:paragraph-properties fo:margin-top="0.032cm" fo:margin-bottom="0cm" style:contextual-spacing="false" fo:line-height="95%"/>
      <style:text-properties officeooo:paragraph-rsid="001b00de"/>
    </style:style>
    <style:style style:name="T1" style:family="text">
      <style:text-properties fo:font-size="11pt" fo:letter-spacing="-0.004cm" fo:font-weight="normal" style:font-size-asian="11pt" style:font-weight-asian="normal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/>
    </style:style>
    <style:style style:name="T4" style:family="text">
      <style:text-properties fo:letter-spacing="-0.018cm"/>
    </style:style>
    <style:style style:name="T5" style:family="text">
      <style:text-properties fo:letter-spacing="-0.018cm" fo:font-weight="bold"/>
    </style:style>
    <style:style style:name="T6" style:family="text">
      <style:text-properties fo:letter-spacing="-0.004cm"/>
    </style:style>
    <style:style style:name="T7" style:family="text">
      <style:text-properties fo:letter-spacing="-0.004cm" fo:font-weight="bold"/>
    </style:style>
    <style:style style:name="T8" style:family="text">
      <style:text-properties fo:letter-spacing="-0.004cm" officeooo:rsid="00163f62"/>
    </style:style>
    <style:style style:name="T9" style:family="text">
      <style:text-properties fo:letter-spacing="-0.004cm" officeooo:rsid="001b00de"/>
    </style:style>
    <style:style style:name="T10" style:family="text">
      <style:text-properties fo:letter-spacing="-0.021cm" fo:font-weight="bold"/>
    </style:style>
    <style:style style:name="T11" style:family="text">
      <style:text-properties fo:letter-spacing="-0.019cm" fo:font-weight="bold"/>
    </style:style>
    <style:style style:name="T12" style:family="text">
      <style:text-properties fo:letter-spacing="0.002cm"/>
    </style:style>
    <style:style style:name="T13" style:family="text">
      <style:text-properties fo:letter-spacing="0.002cm" fo:font-weight="bold"/>
    </style:style>
    <style:style style:name="T14" style:family="text">
      <style:text-properties fo:letter-spacing="0.004cm"/>
    </style:style>
    <style:style style:name="T15" style:family="text">
      <style:text-properties fo:letter-spacing="0.004cm" fo:font-weight="bold"/>
    </style:style>
    <style:style style:name="T16" style:family="text">
      <style:text-properties fo:letter-spacing="-0.007cm"/>
    </style:style>
    <style:style style:name="T17" style:family="text">
      <style:text-properties fo:letter-spacing="-0.007cm" fo:font-weight="bold"/>
    </style:style>
    <style:style style:name="T18" style:family="text">
      <style:text-properties fo:letter-spacing="-0.007cm" fo:font-weight="normal" style:font-weight-asian="normal"/>
    </style:style>
    <style:style style:name="T19" style:family="text">
      <style:text-properties fo:letter-spacing="-0.011cm"/>
    </style:style>
    <style:style style:name="T20" style:family="text">
      <style:text-properties fo:letter-spacing="-0.011cm" fo:font-weight="bold"/>
    </style:style>
    <style:style style:name="T21" style:family="text">
      <style:text-properties fo:letter-spacing="-0.009cm"/>
    </style:style>
    <style:style style:name="T22" style:family="text">
      <style:text-properties fo:letter-spacing="-0.009cm" fo:font-weight="bold"/>
    </style:style>
    <style:style style:name="T23" style:family="text">
      <style:text-properties fo:letter-spacing="-0.012cm"/>
    </style:style>
    <style:style style:name="T24" style:family="text">
      <style:text-properties fo:letter-spacing="-0.012cm" fo:font-weight="bold"/>
    </style:style>
    <style:style style:name="T25" style:family="text">
      <style:text-properties fo:letter-spacing="-0.005cm"/>
    </style:style>
    <style:style style:name="T26" style:family="text">
      <style:text-properties fo:letter-spacing="-0.005cm" fo:font-weight="bold"/>
    </style:style>
    <style:style style:name="T27" style:family="text">
      <style:text-properties fo:letter-spacing="-0.014cm"/>
    </style:style>
    <style:style style:name="T28" style:family="text">
      <style:text-properties fo:letter-spacing="-0.014cm" fo:font-weight="bold"/>
    </style:style>
    <style:style style:name="T29" style:family="text">
      <style:text-properties fo:letter-spacing="-0.002cm"/>
    </style:style>
    <style:style style:name="T30" style:family="text">
      <style:text-properties fo:letter-spacing="-0.002cm" officeooo:rsid="00163f62"/>
    </style:style>
    <style:style style:name="T31" style:family="text">
      <style:text-properties fo:letter-spacing="-0.002cm" fo:font-weight="bold"/>
    </style:style>
    <style:style style:name="T32" style:family="text">
      <style:text-properties officeooo:rsid="00163f62"/>
    </style:style>
    <style:style style:name="T33" style:family="text">
      <style:text-properties fo:letter-spacing="0.011cm" fo:font-weight="bold"/>
    </style:style>
    <style:style style:name="T34" style:family="text">
      <style:text-properties fo:letter-spacing="0.005cm"/>
    </style:style>
    <style:style style:name="T35" style:family="text">
      <style:text-properties fo:letter-spacing="0.005cm" officeooo:rsid="001b00de"/>
    </style:style>
    <style:style style:name="T36" style:family="text">
      <style:text-properties fo:letter-spacing="0.007cm"/>
    </style:style>
    <style:style style:name="T37" style:family="text">
      <style:text-properties fo:letter-spacing="-0.025cm" fo:font-weight="bold"/>
    </style:style>
    <style:style style:name="T38" style:family="text">
      <style:text-properties fo:letter-spacing="-0.023cm"/>
    </style:style>
    <style:style style:name="T39" style:family="text">
      <style:text-properties fo:letter-spacing="-0.023cm" fo:font-weight="bold"/>
    </style:style>
    <style:style style:name="T40" style:family="text">
      <style:text-properties fo:letter-spacing="-0.016cm"/>
    </style:style>
    <style:style style:name="T41" style:family="text">
      <style:text-properties fo:letter-spacing="-0.016cm" fo:font-weight="bold"/>
    </style:style>
    <style:style style:name="T42" style:family="text">
      <style:text-properties officeooo:rsid="001b00de"/>
    </style:style>
    <text:list-style style:name="L1">
      <text:list-level-style-bullet text:level="1" loext:num-list-format="%1%" text:bullet-char="⁃">
        <style:list-level-properties text:space-before="0.635cm" text:min-label-width="0.635cm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U1</text:p>
      <text:p text:style-name="P6">Registrazione</text:p>
      <text:p text:style-name="P19"><text:span text:style-name="T2"/></text:p>
      <text:p text:style-name="P20"><text:span text:style-name="T2">Scopo:</text:span><text:span text:style-name="T5"> </text:span>registrarsi<text:span text:style-name="T4"> </text:span>alla<text:span text:style-name="T4"> </text:span><text:span text:style-name="T6">piattaforma.</text:span></text:p>
      <text:p text:style-name="P21"><text:span text:style-name="T2">Attori</text:span><text:span text:style-name="T10"> </text:span><text:span text:style-name="T2">primari:</text:span><text:span text:style-name="T11"> </text:span><text:span text:style-name="T6">cliente.</text:span></text:p>
      <text:p text:style-name="P21"><text:span text:style-name="T2">Stakeholder:</text:span><text:span text:style-name="T13"> </text:span>il<text:span text:style-name="T12"> </text:span>cliente<text:span text:style-name="T14"> </text:span>vuole<text:span text:style-name="T12"> </text:span>registrarsi<text:span text:style-name="T14"> </text:span>all’app<text:span text:style-name="T12"> </text:span>per<text:span text:style-name="T14"> </text:span>poter<text:span text:style-name="T12"> </text:span>effettuare<text:span text:style-name="T12"> </text:span>dell<text:span text:style-name="T14">e </text:span>ordinazioni<text:span text:style-name="T12"> </text:span>in<text:span text:style-name="T14"> </text:span><text:span text:style-name="T6">futuro.</text:span></text:p>
      <text:p text:style-name="P21"><text:span text:style-name="T7">Precondizioni:</text:span><text:span text:style-name="T17"> </text:span><text:span text:style-name="T6">nessuna.</text:span></text:p>
      <text:p text:style-name="P21"><text:span text:style-name="T2">Scenario</text:span><text:span text:style-name="T20"> </text:span><text:span text:style-name="T2">di</text:span><text:span text:style-name="T20"> </text:span><text:span text:style-name="T2">successo:</text:span><text:span text:style-name="T20"> </text:span>il<text:span text:style-name="T19"> </text:span>cliente<text:span text:style-name="T21"> </text:span>riesce<text:span text:style-name="T19"> </text:span>a<text:span text:style-name="T19"> </text:span>registrarsi<text:span text:style-name="T19"> </text:span><text:span text:style-name="T6">all’app.</text:span></text:p>
      <text:p text:style-name="P7"><text:span text:style-name="T2">Scenario principale di successo: </text:span>il cliente digita i suoi dati e clicca il pulsante registrati, a questo punto, i suoi dati vengono salvati nel database.</text:p>
      <text:p text:style-name="P22"><text:span text:style-name="T2">Frequenza</text:span><text:span text:style-name="T24"> </text:span><text:span text:style-name="T2">di</text:span><text:span text:style-name="T20"> </text:span><text:span text:style-name="T2">occorrenza</text:span><text:span text:style-name="T20"> </text:span><text:span text:style-name="T2">del</text:span><text:span text:style-name="T20"> </text:span><text:span text:style-name="T2">caso</text:span><text:span text:style-name="T20"> </text:span><text:span text:style-name="T2">d’uso:</text:span><text:span text:style-name="T20"> </text:span><text:span text:style-name="T6">bassa.</text:span></text:p>
      <text:p text:style-name="P21"><text:span text:style-name="T2">Scenario</text:span><text:span text:style-name="T17"> </text:span><text:span text:style-name="T2">alternativo:</text:span><text:span text:style-name="T26"> </text:span>il<text:span text:style-name="T25"> </text:span>cliente<text:span text:style-name="T25"> </text:span>non<text:span text:style-name="T25"> </text:span>riesce<text:span text:style-name="T25"> </text:span>a<text:span text:style-name="T25"> </text:span>registrarsi<text:span text:style-name="T25"> </text:span>perché:</text:p>
      <text:list text:style-name="L1">
        <text:list-item>
          <text:p text:style-name="P11"><text:span text:style-name="T9">E’</text:span><text:span text:style-name="T6"> </text:span><text:span text:style-name="T8">gia </text:span><text:span text:style-name="T6">registrat</text:span><text:span text:style-name="T8">o.</text:span></text:p>
        </text:list-item>
        <text:list-item>
          <text:p text:style-name="P12"><text:span text:style-name="T9">I</text:span><text:span text:style-name="T6">l database è offline.</text:span></text:p>
        </text:list-item>
      </text:list>
      <text:p text:style-name="P25"/>
      <text:p text:style-name="P4">CU2</text:p>
      <text:p text:style-name="P6">Login</text:p>
      <text:p text:style-name="P19"><text:span text:style-name="T2"/></text:p>
      <text:p text:style-name="P20"><text:span text:style-name="T2">Scopo:</text:span><text:span text:style-name="T28"> </text:span>accedere<text:span text:style-name="T27"> </text:span><text:span text:style-name="T6">all’app.</text:span></text:p>
      <text:p text:style-name="P21"><text:span text:style-name="T2">Attori</text:span><text:span text:style-name="T10"> </text:span><text:span text:style-name="T2">primari:</text:span><text:span text:style-name="T11"> </text:span><text:span text:style-name="T6">cliente.</text:span></text:p>
      <text:p text:style-name="P21"><text:span text:style-name="T2">Stakeholder: </text:span>il cliente<text:span text:style-name="T12"> </text:span>vuole accedere<text:span text:style-name="T12"> </text:span>all’app per<text:span text:style-name="T12"> </text:span>effettuare <text:span text:style-name="T6">un’ordinazione .</text:span></text:p>
      <text:p text:style-name="P21"><text:span text:style-name="T7">Precondizioni:</text:span><text:span text:style-name="T20"> </text:span><text:span text:style-name="T6">essere</text:span><text:span text:style-name="T19"> </text:span><text:span text:style-name="T6">registrati.</text:span></text:p>
      <text:p text:style-name="P21"><text:span text:style-name="T2">Scenario</text:span><text:span text:style-name="T22"> </text:span><text:span text:style-name="T2">di</text:span><text:span text:style-name="T17"> </text:span><text:span text:style-name="T2">successo:</text:span><text:span text:style-name="T22"> </text:span>il<text:span text:style-name="T16"> </text:span>cliente<text:span text:style-name="T21"> </text:span>riesce<text:span text:style-name="T16"> </text:span>ad<text:span text:style-name="T21"> </text:span>accedere<text:span text:style-name="T16"> </text:span><text:span text:style-name="T6">all’app.</text:span></text:p>
      <text:p text:style-name="P8"><text:span text:style-name="T2">Scenario principale di successo: </text:span>il cliente digita i suoi dati d’accesso, clicca il pulsante di autenticazione e riesce ad accedere all’app.</text:p>
      <text:p text:style-name="P22"><text:span text:style-name="T2">Frequenza</text:span><text:span text:style-name="T24"> </text:span><text:span text:style-name="T2">di</text:span><text:span text:style-name="T20"> </text:span><text:span text:style-name="T2">occorrenza</text:span><text:span text:style-name="T20"> </text:span><text:span text:style-name="T2">del</text:span><text:span text:style-name="T20"> </text:span><text:span text:style-name="T2">caso</text:span><text:span text:style-name="T20"> </text:span><text:span text:style-name="T2">d’uso:</text:span><text:span text:style-name="T20"> </text:span><text:span text:style-name="T16">alta.</text:span></text:p>
      <text:p text:style-name="P15"><text:span text:style-name="T2">Scenario alternativo: </text:span>il cliente non riesce ad accedere all’app <text:span text:style-name="T6">perché:</text:span></text:p>
      <text:list text:continue-numbering="true" text:style-name="L1">
        <text:list-item>
          <text:p text:style-name="P11"><text:span text:style-name="T30">N</text:span><text:span text:style-name="T29">on</text:span><text:span text:style-name="T6"> è registrato.</text:span></text:p>
        </text:list-item>
        <text:list-item>
          <text:p text:style-name="P16"><text:span text:style-name="T32">N</text:span>on <text:span text:style-name="T6">ha inserito le credenziali corrette.</text:span></text:p>
        </text:list-item>
        <text:list-item>
          <text:p text:style-name="P12">Il database è offline.</text:p>
        </text:list-item>
      </text:list>
      <text:p text:style-name="P26"/>
      <text:p text:style-name="P4">CU3</text:p>
      <text:p text:style-name="P21"><text:span text:style-name="T2">Scelta</text:span><text:span text:style-name="T33"> </text:span><text:span text:style-name="T7">posizione</text:span></text:p>
      <text:p text:style-name="P19"><text:span text:style-name="T2"/></text:p>
      <text:p text:style-name="P20"><text:span text:style-name="T2">Scopo:</text:span><text:span text:style-name="T20"> </text:span>trovare<text:span text:style-name="T21"> </text:span>i<text:span text:style-name="T21"> </text:span>ristoranti<text:span text:style-name="T21"> </text:span>nelle<text:span text:style-name="T21"> </text:span><text:span text:style-name="T6">vicinanze.</text:span></text:p>
      <text:p text:style-name="P21"><text:span text:style-name="T2">Attori</text:span><text:span text:style-name="T10"> </text:span><text:span text:style-name="T2">primari:</text:span><text:span text:style-name="T11"> </text:span><text:span text:style-name="T6">cliente.</text:span></text:p>
      <text:p text:style-name="P9"><text:span text:style-name="T2">Stakeholder: </text:span>il cliente deve comunicare la propria posizione per poter visualizzare i ristoranti dai quali può ordinare.</text:p>
      <text:p text:style-name="P22"><text:span text:style-name="T2">Precondizioni:</text:span><text:span text:style-name="T24"> </text:span>aver<text:span text:style-name="T19"> </text:span>fatto<text:span text:style-name="T19"> </text:span>il<text:span text:style-name="T19"> </text:span><text:span text:style-name="T6">login </text:span><text:span text:style-name="T8">o essersi registrati.</text:span></text:p>
      <text:p text:style-name="P21"><text:span text:style-name="T2">Scenario</text:span><text:span text:style-name="T28"> </text:span><text:span text:style-name="T2">di</text:span><text:span text:style-name="T28"> </text:span><text:span text:style-name="T2">successo:</text:span><text:span text:style-name="T28"> </text:span>il<text:span text:style-name="T27"> </text:span>cliente<text:span text:style-name="T27"> </text:span>riesce<text:span text:style-name="T27"> </text:span>a<text:span text:style-name="T27"> </text:span>visualizzare<text:span text:style-name="T27"> </text:span>i<text:span text:style-name="T27"> </text:span><text:span text:style-name="T6">ristoranti.</text:span></text:p>
      <text:p text:style-name="P10"><text:span text:style-name="T2">Scenario</text:span><text:span text:style-name="T17"> </text:span><text:span text:style-name="T2">principale</text:span><text:span text:style-name="T17"> </text:span><text:span text:style-name="T2">di</text:span><text:span text:style-name="T17"> </text:span><text:span text:style-name="T2">successo:</text:span><text:span text:style-name="T17"> </text:span>il<text:span text:style-name="T16"> </text:span>cliente<text:span text:style-name="T16"> </text:span>sceglie<text:span text:style-name="T16"> </text:span>una<text:span text:style-name="T16"> </text:span>posizione<text:span text:style-name="T16"> </text:span>disponibile<text:span text:style-name="T16"> </text:span>e<text:span text:style-name="T16"> </text:span>visualizza<text:span text:style-name="T16"> </text:span>i ristornati nella sua zona.</text:p>
      <text:p text:style-name="P22"><text:span text:style-name="T2">Frequenza</text:span><text:span text:style-name="T24"> </text:span><text:span text:style-name="T2">di</text:span><text:span text:style-name="T20"> </text:span><text:span text:style-name="T2">occorrenza</text:span><text:span text:style-name="T20"> </text:span><text:span text:style-name="T2">del</text:span><text:span text:style-name="T20"> </text:span><text:span text:style-name="T2">caso</text:span><text:span text:style-name="T20"> </text:span><text:span text:style-name="T2">d’uso:</text:span><text:span text:style-name="T20"> </text:span><text:span text:style-name="T16">alta.</text:span></text:p>
      <text:p text:style-name="P9"><text:span text:style-name="T2">Scenario alternativo: </text:span>il cliente non riesce ad accedere all’app <text:span text:style-name="T6">perché:</text:span></text:p>
      <text:list text:continue-numbering="true" text:style-name="L1">
        <text:list-item>
          <text:p text:style-name="P14"><text:span text:style-name="T6">Non ci sono ristorante in quella zona.</text:span></text:p>
        </text:list-item>
        <text:list-item>
          <text:p text:style-name="P16"><text:span text:style-name="T32">N</text:span>on <text:span text:style-name="T6">ha inserito l</text:span><text:span text:style-name="T8">a posizione</text:span><text:span text:style-name="T6"> corrett</text:span><text:span text:style-name="T8">a.</text:span></text:p>
          <text:p text:style-name="P13"><text:span text:style-name="T6"/></text:p>
        </text:list-item>
      </text:list>
      <text:p text:style-name="P27"/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oft-page-break/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5">CU4</text:p>
      <text:p text:style-name="P6">Ordinazione</text:p>
      <text:p text:style-name="P28"><text:span text:style-name="T2"/></text:p>
      <text:p text:style-name="P23"><text:span text:style-name="T2">Scopo:</text:span><text:span text:style-name="T26"> </text:span>scegliere<text:span text:style-name="T25"> </text:span>il<text:span text:style-name="T25"> </text:span>cibo<text:span text:style-name="T6"> </text:span>e<text:span text:style-name="T25"> </text:span><text:span text:style-name="T6">ordina</text:span><text:span text:style-name="T8">re</text:span><text:span text:style-name="T6">.</text:span></text:p>
      <text:p text:style-name="P21"><text:span text:style-name="T2">Attori</text:span><text:span text:style-name="T10"> </text:span><text:span text:style-name="T2">primari:</text:span><text:span text:style-name="T11"> </text:span><text:span text:style-name="T6">cliente.</text:span></text:p>
      <text:p text:style-name="P21"><text:span text:style-name="T2">Stakeholder: </text:span>il cliente visualizza<text:span text:style-name="T12"> </text:span>i cibi disponibili,<text:span text:style-name="T12"> </text:span>ne sceglie alcuni e<text:span text:style-name="T12"> </text:span>li <text:span text:style-name="T6">ordina.</text:span></text:p>
      <text:p text:style-name="P21"><text:span text:style-name="T2">Precondizioni:</text:span><text:span text:style-name="T17"> </text:span>avere<text:span text:style-name="T25"> </text:span>impostato<text:span text:style-name="T16"> </text:span>la<text:span text:style-name="T25"> </text:span>propria<text:span text:style-name="T16"> </text:span><text:span text:style-name="T6">posizione.</text:span></text:p>
      <text:p text:style-name="P21"><text:span text:style-name="T2">Scenario di successo: </text:span>il cliente<text:span text:style-name="T12"> </text:span>trova almeno un piatto di suo<text:span text:style-name="T12"> </text:span>gradimento e lo <text:span text:style-name="T6">ordina.</text:span></text:p>
      <text:p text:style-name="P21"><text:span text:style-name="T2">Scenario</text:span><text:span text:style-name="T31"> </text:span><text:span text:style-name="T2">principale</text:span><text:span text:style-name="T31"> </text:span><text:span text:style-name="T2">di</text:span><text:span text:style-name="T31"> </text:span><text:span text:style-name="T2">successo:</text:span><text:span text:style-name="T31"> </text:span>il<text:span text:style-name="T29"> </text:span>cliente<text:span text:style-name="T29"> </text:span>sceglie<text:span text:style-name="T29"> </text:span>un<text:span text:style-name="T29"> </text:span>piatto<text:span text:style-name="T29"> </text:span>in<text:span text:style-name="T29"> </text:span>base<text:span text:style-name="T29"> </text:span>al<text:span text:style-name="T29"> </text:span>prezzo<text:span text:style-name="T29"> </text:span>e<text:span text:style-name="T29"> </text:span>al<text:span text:style-name="T29"> </text:span>tempo<text:span text:style-name="T29"> </text:span>stimato di consegna, presenta l’ordinazione. Viene quindi creato un ordine e viene messo in attesa.</text:p>
      <text:p text:style-name="P24"><text:span text:style-name="T2">Frequenza</text:span><text:span text:style-name="T24"> </text:span><text:span text:style-name="T2">di</text:span><text:span text:style-name="T20"> </text:span><text:span text:style-name="T2">occorrenza</text:span><text:span text:style-name="T20"> </text:span><text:span text:style-name="T2">del</text:span><text:span text:style-name="T20"> </text:span><text:span text:style-name="T2">caso</text:span><text:span text:style-name="T20"> </text:span><text:span text:style-name="T2">d’uso:</text:span><text:span text:style-name="T20"> </text:span><text:span text:style-name="T16">alta.</text:span></text:p>
      <text:p text:style-name="P7"><text:span text:style-name="T2">Scenario alternativo: </text:span>il cliente non trova piatti di suo gradimento <text:span text:style-name="T42">oppure hanno finito i piatti.</text:span></text:p>
      <text:p text:style-name="P27"/>
      <text:p text:style-name="P4">CU5</text:p>
      <text:p text:style-name="P6">Pagamento</text:p>
      <text:p text:style-name="P19"><text:span text:style-name="T2"/></text:p>
      <text:p text:style-name="P20"><text:span text:style-name="T2">Scopo:</text:span><text:span text:style-name="T22"> </text:span>passaggio<text:span text:style-name="T16"> </text:span>alla<text:span text:style-name="T16"> </text:span>fase<text:span text:style-name="T16"> </text:span>di<text:span text:style-name="T16"> </text:span>preparazione<text:span text:style-name="T16"> </text:span>e<text:span text:style-name="T16"> </text:span><text:span text:style-name="T6">pagamento</text:span></text:p>
      <text:p text:style-name="P21"><text:span text:style-name="T2">Attori</text:span><text:span text:style-name="T22"> </text:span><text:span text:style-name="T2">primari:</text:span><text:span text:style-name="T17"> </text:span><text:span text:style-name="T6">cliente</text:span></text:p>
      <text:p text:style-name="P21"><text:span text:style-name="T2">Stakeholder:</text:span><text:span text:style-name="T15"> </text:span>cliente<text:span text:style-name="T14"> </text:span><text:span text:style-name="T35">seleziona il metodo che preferisce e paga.</text:span></text:p>
      <text:p text:style-name="P21"><text:span text:style-name="T2">Precondizioni:</text:span><text:span text:style-name="T17"> </text:span><text:span text:style-name="T16">il cliente deve aver scelto del cibo.</text:span></text:p>
      <text:p text:style-name="P21"><text:span text:style-name="T2">Scenario</text:span><text:span text:style-name="T24"> </text:span><text:span text:style-name="T2">di</text:span><text:span text:style-name="T20"> </text:span><text:span text:style-name="T2">successo:</text:span><text:span text:style-name="T20"> </text:span>il<text:span text:style-name="T23"> </text:span>cliente<text:span text:style-name="T19"> </text:span><text:span text:style-name="T16">paga.</text:span></text:p>
      <text:p text:style-name="P9"><text:span text:style-name="T2">Scenario principale di successo: </text:span>il cliente effettua un pagamento, l’ordine può quindi essere preparato. Parte un timer per il tempo massimo di preparazione.</text:p>
      <text:p text:style-name="P22"><text:span text:style-name="T2">Frequenza</text:span><text:span text:style-name="T24"> </text:span><text:span text:style-name="T2">di</text:span><text:span text:style-name="T20"> </text:span><text:span text:style-name="T2">occorrenza</text:span><text:span text:style-name="T20"> </text:span><text:span text:style-name="T2">del</text:span><text:span text:style-name="T20"> </text:span><text:span text:style-name="T2">caso</text:span><text:span text:style-name="T20"> </text:span><text:span text:style-name="T2">d’uso:</text:span><text:span text:style-name="T20"> </text:span><text:span text:style-name="T16">alta</text:span></text:p>
      <text:p text:style-name="P15"><text:span text:style-name="T2">Scenario</text:span><text:span text:style-name="T5"> </text:span><text:span text:style-name="T7">alternativo:</text:span></text:p>
      <text:list text:continue-numbering="true" text:style-name="L1">
        <text:list-item>
          <text:p text:style-name="P16">Il<text:span text:style-name="T34"> </text:span>cliente<text:span text:style-name="T34"> </text:span>ha<text:span text:style-name="T34"> </text:span>scelto<text:span text:style-name="T36"> </text:span>il<text:span text:style-name="T34"> </text:span>pagamento<text:span text:style-name="T34"> </text:span>in<text:span text:style-name="T36"> </text:span>contanti<text:span text:style-name="T34"> </text:span>alla<text:span text:style-name="T34"> </text:span><text:span text:style-name="T6">consegna.</text:span></text:p>
        </text:list-item>
        <text:list-item>
          <text:p text:style-name="P17">Il cliente non ha abbastanza credito sul proprio conto.</text:p>
        </text:list-item>
      </text:list>
      <text:p text:style-name="P18"/>
      <text:p text:style-name="P3">CU6 <text:span text:style-name="T42">(implementazioni future)</text:span></text:p>
      <text:p text:style-name="P6">Consegna</text:p>
      <text:p text:style-name="P19"><text:span text:style-name="T2"/></text:p>
      <text:p text:style-name="P20"><text:span text:style-name="T2">Scopo:</text:span><text:span text:style-name="T22"> </text:span>far<text:span text:style-name="T21"> </text:span>arrivare<text:span text:style-name="T21"> </text:span>il<text:span text:style-name="T21"> </text:span>cibo<text:span text:style-name="T16"> </text:span>al<text:span text:style-name="T21"> </text:span><text:span text:style-name="T6">cliente.</text:span></text:p>
      <text:p text:style-name="P21"><text:span text:style-name="T2">Attori</text:span><text:span text:style-name="T37"> </text:span><text:span text:style-name="T2">primari:</text:span><text:span text:style-name="T39"> </text:span><text:span text:style-name="T6">cliente</text:span><text:span text:style-name="T38">, ristorante.</text:span></text:p>
      <text:p text:style-name="P21"><text:span text:style-name="T2">Stakeholder:</text:span><text:span text:style-name="T13"> </text:span>il<text:span text:style-name="T12"> </text:span>ri<text:span text:style-name="T42">storante</text:span><text:span text:style-name="T14"> </text:span>consegna<text:span text:style-name="T12"> </text:span>il<text:span text:style-name="T12"> </text:span>cibo<text:span text:style-name="T14"> </text:span>al<text:span text:style-name="T12"> </text:span>cliente,<text:span text:style-name="T12"> </text:span>che<text:span text:style-name="T14"> </text:span>conferma<text:span text:style-name="T12"> </text:span>di<text:span text:style-name="T12"> </text:span>averlo<text:span text:style-name="T14"> </text:span><text:span text:style-name="T6">ricevuto.</text:span></text:p>
      <text:p text:style-name="P21"><text:span text:style-name="T2">Precondizioni</text:span>:<text:span text:style-name="T6"> </text:span>deve<text:span text:style-name="T29"> </text:span>essere<text:span text:style-name="T6"> </text:span>stato<text:span text:style-name="T29"> </text:span>spedito<text:span text:style-name="T29"> </text:span>il<text:span text:style-name="T6"> </text:span><text:span text:style-name="T16">cibo.</text:span></text:p>
      <text:p text:style-name="P21"><text:span text:style-name="T2">Scenario</text:span><text:span text:style-name="T41"> </text:span><text:span text:style-name="T2">di</text:span><text:span text:style-name="T41"> </text:span><text:span text:style-name="T2">successo:</text:span><text:span text:style-name="T41"> </text:span>la<text:span text:style-name="T27"> </text:span>consegna<text:span text:style-name="T40"> </text:span>viene<text:span text:style-name="T40"> </text:span><text:span text:style-name="T6">effettuata.</text:span></text:p>
      <text:p text:style-name="P7"><text:span text:style-name="T2">Scenario principale di successo: </text:span>il cliente riceve il cibo e notifica di averlo ricevuto. Lo stato dell’ordine passa quindi a “consegnato”.</text:p>
      <text:p text:style-name="P22"><text:span text:style-name="T2">Frequenza</text:span><text:span text:style-name="T24"> </text:span><text:span text:style-name="T2">di</text:span><text:span text:style-name="T20"> </text:span><text:span text:style-name="T2">occorrenza</text:span><text:span text:style-name="T20"> </text:span><text:span text:style-name="T2">del</text:span><text:span text:style-name="T20"> </text:span><text:span text:style-name="T2">caso</text:span><text:span text:style-name="T20"> </text:span><text:span text:style-name="T2">d’uso:</text:span><text:span text:style-name="T20"> </text:span><text:span text:style-name="T6">alta.</text:span></text:p>
      <text:p text:style-name="P15"><text:span text:style-name="T2">Scenario</text:span><text:span text:style-name="T5"> </text:span><text:span text:style-name="T7">alternativo:</text:span></text:p>
      <text:list text:continue-numbering="true" text:style-name="L1">
        <text:list-item>
          <text:p text:style-name="P11">Il<text:span text:style-name="T29"> </text:span>cliente<text:span text:style-name="T29"> </text:span>è<text:span text:style-name="T29"> </text:span><text:span text:style-name="T6">assente.</text:span></text:p>
        </text:list-item>
        <text:list-item>
          <text:p text:style-name="P16">Il cliente risconta delle<text:span text:style-name="T12"> </text:span>inesattezze <text:span text:style-name="T6">nell’ordine.</text:span></text:p>
        </text:list-item>
      </text:list>
      <text:h text:style-name="P1" text:outline-level="3"><text:span text:style-name="T1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199cm" fo:margin-top="0.012cm" fo:margin-bottom="0cm" style:contextual-spacing="false"/>
      <style:text-properties style:font-name="Arial1" fo:font-family="Arial" style:font-family-generic="roman" style:font-pitch="variable" fo:font-size="11pt" fo:language="it" fo:country="IT" fo:font-weight="bold" style:font-name-asian="Arial2" style:font-family-asian="Arial" style:font-family-generic-asian="system" style:font-pitch-asian="variable" style:font-size-asian="11pt" style:language-asian="en" style:country-asian="US" style:font-weight-asian="bold" style:font-name-complex="Arial2" style:font-family-complex="Arial" style:font-family-generic-complex="system" style:font-pitch-complex="variable" style:font-size-complex="11pt" style:language-complex="ar" style:country-complex="SA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3T16:16:05.916000000</meta:creation-date>
    <dc:date>2024-06-23T16:20:39.232000000</dc:date>
    <meta:editing-duration>PT4M33S</meta:editing-duration>
    <meta:editing-cycles>1</meta:editing-cycles>
    <meta:document-statistic meta:table-count="0" meta:image-count="0" meta:object-count="0" meta:page-count="2" meta:paragraph-count="72" meta:word-count="535" meta:character-count="3563" meta:non-whitespace-character-count="3111"/>
    <meta:generator>LibreOffice/7.6.3.2$Windows_X86_64 LibreOffice_project/29d686fea9f6705b262d369fede658f824154cc0</meta:generator>
  </office:meta>
</office:document-meta>
</file>